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Mens. 11/2024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NF 13165 - mens. 11/2024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Mens. 12/2024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NF 13179 - mens. 12/2024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Mens. 01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NF 13192 - mens. 01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Mens. 02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28" calcext:value-type="date">
            <text:p>28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NF 13205 - mens. 02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28" calcext:value-type="date">
            <text:p>28/03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Mens. 03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4-28" calcext:value-type="date">
            <text:p>28/04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NF 13218 - mens. 03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4-28" calcext:value-type="date">
            <text:p>28/04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Mens. 04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5-29" calcext:value-type="date">
            <text:p>29/05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NF 13232 - mens. 04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5-29" calcext:value-type="date">
            <text:p>29/05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Mens. 05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4]-[.F1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NF 13246 - mens. 05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5]-[.F1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Mens. 06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8-06" calcext:value-type="date">
            <text:p>06/08/2025</text:p>
          </table:table-cell>
          <table:table-cell table:style-name="ce52" table:formula="of:=[.C16]-[.F1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NF 13260 - mens. 06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8-06" calcext:value-type="date">
            <text:p>06/08/2025</text:p>
          </table:table-cell>
          <table:table-cell table:style-name="ce52" table:formula="of:=[.C17]-[.F1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Mens. 07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8-22" calcext:value-type="date">
            <text:p>22/08/2025</text:p>
          </table:table-cell>
          <table:table-cell table:style-name="ce52" table:formula="of:=[.C18]-[.F1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NF 13274 - mens. 07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8-22" calcext:value-type="date">
            <text:p>22/08/2025</text:p>
          </table:table-cell>
          <table:table-cell table:style-name="ce52" table:formula="of:=[.C19]-[.F1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46" office:value-type="string" calcext:value-type="string">
            <text:p>Mens. 08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9-16" calcext:value-type="date">
            <text:p>16/09/2025</text:p>
          </table:table-cell>
          <table:table-cell table:style-name="ce52" table:formula="of:=[.C20]-[.F2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46" office:value-type="string" calcext:value-type="string">
            <text:p>NF 13288 - mens. 08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9-16" calcext:value-type="date">
            <text:p>16/09/2025</text:p>
          </table:table-cell>
          <table:table-cell table:style-name="ce52" table:formula="of:=[.C21]-[.F2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21])" office:value-type="float" office:value="0" calcext:value-type="float">
            <text:p>-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7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22">00/00/0000</text:date></text:span><text:span text:style-name="MT2"><text:s/>- </text:span><text:span text:style-name="MT2"><text:time style:data-style-name="N2" text:time-value="11:20:58.096359200">00:00:00</text:time></text:span><text:span text:style-name="MT2"><text:s/></text:span></text:p>
        </style:region-center>
        <style:region-right>
          <text:p><text:span text:style-name="MT4">Ibifolhas Comércio de Hortifruti Ltda.</text:span></text:p>
          <text:p><text:span text:style-name="MT2">Sr. Kajiro / Sra. Rumy - Tel.: 3249-2649 / 3249-115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bifolhas Comércio de Hortifruti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1:20:58.103032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50:15</meta:creation-date>
    <dc:date>2025-09-22T11:21:19.199120400</dc:date>
    <dc:language>pt-PT</dc:language>
    <meta:editing-cycles>601</meta:editing-cycles>
    <meta:editing-duration>PT15H44M51S</meta:editing-duration>
    <meta:document-statistic meta:table-count="1" meta:cell-count="150" meta:object-count="0"/>
    <meta:user-defined meta:name="Info 0"/>
    <meta:user-defined meta:name="Info 1"/>
    <meta:user-defined meta:name="Info 2"/>
    <meta:user-defined meta:name="Info 3"/>
  </office:meta>
</office:document-meta>
</file>